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7ccd9" officeooo:paragraph-rsid="0017ccd9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17ccd9" officeooo:paragraph-rsid="0017ccd9"/>
    </style:style>
    <style:style style:name="P3" style:family="paragraph" style:parent-style-name="Standard" style:list-style-name="L1">
      <style:paragraph-properties fo:text-align="justify" style:justify-single-word="false"/>
      <style:text-properties officeooo:paragraph-rsid="0017ccd9"/>
    </style:style>
    <style:style style:name="P4" style:family="paragraph" style:parent-style-name="Standard" style:list-style-name="L2">
      <style:paragraph-properties fo:text-align="justify" style:justify-single-word="false"/>
      <style:text-properties officeooo:paragraph-rsid="0017ccd9"/>
    </style:style>
    <style:style style:name="P5" style:family="paragraph" style:parent-style-name="Standard" style:list-style-name="L1">
      <style:paragraph-properties fo:text-align="justify" style:justify-single-word="false"/>
      <style:text-properties fo:font-weight="bold" officeooo:rsid="0017ccd9" officeooo:paragraph-rsid="0017ccd9" style:font-weight-asian="bold" style:font-weight-complex="bold"/>
    </style:style>
    <style:style style:name="T1" style:family="text">
      <style:text-properties officeooo:rsid="0017ccd9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5">Treść zadania:</text:p>
        </text:list-header>
        <text:list-item>
          <text:p text:style-name="P3"><text:span text:style-name="T1">Należy stworzyć zmienną „a” do której przypisana zostanie lista </text:span></text:p>
        </text:list-item>
        <text:list-item>
          <text:p text:style-name="P3"><text:span text:style-name="T1">Użytkownik wprowadza ile chce zapamiętać liczb w zmiennej „memory”</text:span></text:p>
        </text:list-item>
        <text:list-item>
          <text:p text:style-name="P3"><text:span text:style-name="T1">W pętli, która się wykona się „a” razy podaje liczbę którą chce zapamiętać. Jeżeli zostanie podana inna wartość należy wyrzucić błąd</text:span></text:p>
        </text:list-item>
        <text:list-item>
          <text:p text:style-name="P3"><text:span text:style-name="T1">Podać wartość średnią i sumę elementów z listy</text:span></text:p>
        </text:list-item>
        <text:list-item>
          <text:p text:style-name="P3"><text:span text:style-name="T1">Sprawdzić czy suma jest większa do wartości średniej </text:span></text:p>
        </text:list-item>
        <text:list-item>
          <text:p text:style-name="P2">Posortować listę</text:p>
        </text:list-item>
        <text:list-item>
          <text:p text:style-name="P2">Grubości kołnierzy na produkowanych elementach samolotu są rozłożone między minimalnym elementem listy (wyznaczyć go), a maksymalnym elementem listy (wyznaczyć go)</text:p>
        </text:list-item>
        <text:list-item>
          <text:p text:style-name="P2">Dokonać równomiernego rozkładu listy między minimalnym, a maksymalnym elementem listy</text:p>
        </text:list-item>
        <text:list-item>
          <text:p text:style-name="P2">Wyznaczyć dystrybuantę grubości kołnierza</text:p>
        </text:list-item>
        <text:list-item>
          <text:p text:style-name="P2">Wyznaczyć proporcję kołnierzy, których grubość nie przekracza 2%</text:p>
        </text:list-item>
        <text:list-item>
          <text:p text:style-name="P2">Jaką grubość przekracza 90% kołnierzy</text:p>
        </text:list-item>
        <text:list-item>
          <text:p text:style-name="P2">Wyznaczyć średnią wariancję i odchylenie standardowego</text:p>
        </text:list-item>
      </text:list>
      <text:p text:style-name="P1"/>
      <text:p text:style-name="P1"><text:tab/><text:span text:style-name="T2">Content of the task:</text:span></text:p>
      <text:list text:style-name="L2">
        <text:list-item>
          <text:p text:style-name="P4"><text:span text:style-name="T1">It is necessary to create a variable "a" to which the list will be assigned </text:span></text:p>
        </text:list-item>
        <text:list-item>
          <text:p text:style-name="P4"><text:span text:style-name="T1">The user enters how many numbers he wants to remember in the variable "memory"</text:span></text:p>
        </text:list-item>
        <text:list-item>
          <text:p text:style-name="P4"><text:span text:style-name="T1">In the loop, which will be executed "a" times gives the number he wants to remember. If a different value is given an error should be thrown</text:span></text:p>
        </text:list-item>
        <text:list-item>
          <text:p text:style-name="P4"><text:span text:style-name="T1">Give the average value and the sum of the elements in the list</text:span></text:p>
        </text:list-item>
        <text:list-item>
          <text:p text:style-name="P4"><text:span text:style-name="T1">Check if the sum is greater to the average value</text:span></text:p>
        </text:list-item>
        <text:list-item>
          <text:p text:style-name="P4"><text:span text:style-name="T1">Sort the list</text:span></text:p>
        </text:list-item>
        <text:list-item>
          <text:p text:style-name="P4"><text:span text:style-name="T1">The thicknesses of the flanges on the manufactured aircraft elements are distributed between the minimum element of the list (designate it) and the maximum element of the list (designate it)</text:span></text:p>
        </text:list-item>
        <text:list-item>
          <text:p text:style-name="P4"><text:span text:style-name="T1">Make an even distribution of the list between the minimum and maximum elements of the list</text:span></text:p>
        </text:list-item>
        <text:list-item>
          <text:p text:style-name="P4"><text:span text:style-name="T1">Determine the flange thickness distribution</text:span></text:p>
        </text:list-item>
        <text:list-item>
          <text:p text:style-name="P4"><text:span text:style-name="T1">Determine the proportion of flanges whose thickness does not exceed 2%</text:span></text:p>
        </text:list-item>
        <text:list-item>
          <text:p text:style-name="P4"><text:span text:style-name="T1">What proportion of the thickness exceeds 90% of the flanges</text:span></text:p>
        </text:list-item>
        <text:list-item>
          <text:p text:style-name="P4"><text:span text:style-name="T1">Determine the mean variance and standard deviation</text:span></text:p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4T11:58:49.062527990</meta:creation-date>
    <meta:generator>LibreOffice/7.6.4.1$Linux_X86_64 LibreOffice_project/60$Build-1</meta:generator>
    <dc:date>2024-02-24T12:10:16.605601108</dc:date>
    <meta:editing-duration>PT11M28S</meta:editing-duration>
    <meta:editing-cycles>1</meta:editing-cycles>
    <meta:document-statistic meta:table-count="0" meta:image-count="0" meta:object-count="0" meta:page-count="1" meta:paragraph-count="26" meta:word-count="302" meta:character-count="1800" meta:non-whitespace-character-count="1545"/>
  </office:meta>
</office:document-meta>
</file>